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Arabic)" svg:font-family="'Times New Roman (Arabi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officeooo:rsid="0065a6a2" officeooo:paragraph-rsid="0065a6a2" style:font-size-asian="12pt" style:font-size-complex="12pt"/>
    </style:style>
    <style:style style:name="P3" style:family="paragraph" style:parent-style-name="Standard">
      <style:text-properties style:font-name="Times new Roman" fo:font-size="12pt" officeooo:paragraph-rsid="0066bab5" style:font-size-asian="12pt" style:font-size-complex="12pt"/>
    </style:style>
    <style:style style:name="P4" style:family="paragraph" style:parent-style-name="Standard">
      <style:text-properties style:font-name="Times new Roman" fo:font-size="12pt" officeooo:paragraph-rsid="0065a6a2" style:font-size-asian="12pt" style:font-size-complex="12pt"/>
    </style:style>
    <style:style style:name="P5" style:family="paragraph" style:parent-style-name="Standard">
      <style:text-properties style:font-name="Times new Roman" fo:font-size="12pt" officeooo:paragraph-rsid="006793cd" style:font-size-asian="12pt" style:font-size-complex="12pt"/>
    </style:style>
    <style:style style:name="P6" style:family="paragraph" style:parent-style-name="Standard">
      <style:text-properties style:font-name="Times new Roman" fo:font-size="12pt" officeooo:rsid="006da0f6" officeooo:paragraph-rsid="006da0f6" style:font-size-asian="12pt" style:font-size-complex="12pt"/>
    </style:style>
    <style:style style:name="P7" style:family="paragraph" style:parent-style-name="Standard">
      <style:text-properties style:font-name="Times new Roman" fo:font-size="12pt" officeooo:rsid="006e2d99" officeooo:paragraph-rsid="006e2d99" style:font-size-asian="12pt" style:font-size-complex="12pt"/>
    </style:style>
    <style:style style:name="P8" style:family="paragraph" style:parent-style-name="Standard">
      <style:text-properties style:font-name="Times new Roman" fo:font-size="12pt" officeooo:rsid="006fd78c" officeooo:paragraph-rsid="006fd78c" style:font-size-asian="12pt" style:font-size-complex="12pt"/>
    </style:style>
    <style:style style:name="P9" style:family="paragraph" style:parent-style-name="Standard">
      <style:text-properties style:font-name="Times new Roman" fo:font-size="12pt" fo:font-weight="bold" officeooo:rsid="0065a6a2" officeooo:paragraph-rsid="0065a6a2" style:font-size-asian="12pt" style:font-weight-asian="bold" style:font-size-complex="12pt" style:font-weight-complex="bold"/>
    </style:style>
    <style:style style:name="P10" style:family="paragraph" style:parent-style-name="Standard">
      <style:text-properties style:font-name="Times new Roman" fo:font-size="12pt" fo:font-weight="normal" officeooo:rsid="00789255" officeooo:paragraph-rsid="00789255" style:font-size-asian="12pt" style:font-weight-asian="normal" style:font-size-complex="12pt" style:font-weight-complex="normal"/>
    </style:style>
    <style:style style:name="P11" style:family="paragraph" style:parent-style-name="Standard">
      <style:text-properties style:font-name="Times new Roman" fo:font-size="12pt" fo:font-weight="normal" officeooo:rsid="0078f4cb" officeooo:paragraph-rsid="0078f4cb" style:font-size-asian="12pt" style:font-weight-asian="normal" style:font-size-complex="12pt" style:font-weight-complex="normal"/>
    </style:style>
    <style:style style:name="P12" style:family="paragraph" style:parent-style-name="Standard">
      <style:text-properties style:font-name="Times new Roman" fo:font-size="12pt" fo:font-weight="normal" officeooo:rsid="007aae79" officeooo:paragraph-rsid="007aae79" style:font-size-asian="12pt" style:font-weight-asian="normal" style:font-size-complex="12pt" style:font-weight-complex="normal"/>
    </style:style>
    <style:style style:name="P13" style:family="paragraph" style:parent-style-name="Standard">
      <style:text-properties style:font-name="Times new Roman" fo:font-size="12pt" fo:font-weight="normal" officeooo:rsid="007bc706" officeooo:paragraph-rsid="007bc706" style:font-size-asian="12pt" style:font-weight-asian="normal" style:font-size-complex="12pt" style:font-weight-complex="normal"/>
    </style:style>
    <style:style style:name="P14" style:family="paragraph" style:parent-style-name="Standard">
      <style:text-properties style:font-name="Times new Roman" fo:font-size="12pt" fo:font-weight="bold" officeooo:paragraph-rsid="0065a6a2" style:font-size-asian="12pt" style:font-weight-asian="bold" style:font-size-complex="12pt" style:font-weight-complex="bold"/>
    </style:style>
    <style:style style:name="P15" style:family="paragraph" style:parent-style-name="Standard" style:list-style-name="L1">
      <style:text-properties style:font-name="Times new Roman" fo:font-size="12pt" fo:font-weight="bold" officeooo:paragraph-rsid="006793cd" style:font-size-asian="12pt" style:font-weight-asian="bold" style:font-size-complex="12pt" style:font-weight-complex="bold"/>
    </style:style>
    <style:style style:name="P16" style:family="paragraph" style:parent-style-name="Standard">
      <style:text-properties style:font-name="Times new Roman" fo:font-size="12pt" fo:font-weight="normal" officeooo:rsid="0081aa43" officeooo:paragraph-rsid="0081aa43" style:font-size-asian="12pt" style:font-weight-asian="normal" style:font-size-complex="12pt" style:font-weight-complex="normal"/>
    </style:style>
    <style:style style:name="P17" style:family="paragraph" style:parent-style-name="Standard">
      <style:text-properties style:font-name="Times new Roman" fo:font-size="12pt" fo:font-weight="normal" officeooo:rsid="0084cbde" officeooo:paragraph-rsid="0084cbde" style:font-size-asian="12pt" style:font-weight-asian="normal" style:font-size-complex="12pt" style:font-weight-complex="normal"/>
    </style:style>
    <style:style style:name="P18" style:family="paragraph" style:parent-style-name="Standard">
      <style:text-properties style:font-name="Times new Roman" fo:font-size="12pt" fo:font-weight="normal" officeooo:rsid="0085cdfa" officeooo:paragraph-rsid="0085cdfa" style:font-size-asian="12pt" style:font-weight-asian="normal" style:font-size-complex="12pt" style:font-weight-complex="normal"/>
    </style:style>
    <style:style style:name="P19" style:family="paragraph" style:parent-style-name="Standard">
      <style:text-properties style:font-name="Times new Roman" fo:font-size="12pt" fo:font-weight="normal" officeooo:rsid="00888e4f" officeooo:paragraph-rsid="00888e4f" style:font-size-asian="12pt" style:font-weight-asian="normal" style:font-size-complex="12pt" style:font-weight-complex="normal"/>
    </style:style>
    <style:style style:name="P20" style:family="paragraph" style:parent-style-name="Standard">
      <style:text-properties style:font-name="Times new Roman" fo:font-size="12pt" officeooo:paragraph-rsid="0065a6a2" style:font-size-asian="12pt" style:font-size-complex="12pt"/>
    </style:style>
    <style:style style:name="T1" style:family="text">
      <style:text-properties officeooo:rsid="0065a6a2"/>
    </style:style>
    <style:style style:name="T2" style:family="text">
      <style:text-properties officeooo:rsid="0066bab5"/>
    </style:style>
    <style:style style:name="T3" style:family="text">
      <style:text-properties officeooo:rsid="00698ef5"/>
    </style:style>
    <style:style style:name="T4" style:family="text">
      <style:text-properties fo:font-weight="bold" style:font-weight-asian="bold" style:font-weight-complex="bold"/>
    </style:style>
    <style:style style:name="T5" style:family="text">
      <style:text-properties fo:font-weight="bold" officeooo:rsid="0066bab5" style:font-weight-asian="bold" style:font-weight-complex="bold"/>
    </style:style>
    <style:style style:name="T6" style:family="text">
      <style:text-properties fo:font-weight="bold" officeooo:rsid="006793cd" style:font-weight-asian="bold" style:font-weight-complex="bold"/>
    </style:style>
    <style:style style:name="T7" style:family="text">
      <style:text-properties officeooo:rsid="006e2d99"/>
    </style:style>
    <style:style style:name="T8" style:family="text">
      <style:text-properties officeooo:rsid="006fd78c"/>
    </style:style>
    <style:style style:name="T9" style:family="text">
      <style:text-properties officeooo:rsid="00717397"/>
    </style:style>
    <style:style style:name="T10" style:family="text">
      <style:text-properties officeooo:rsid="00853b65"/>
    </style:style>
    <style:style style:name="T11" style:family="text">
      <style:text-properties officeooo:rsid="008645de"/>
    </style:style>
    <style:style style:name="T12" style:family="text">
      <style:text-properties officeooo:rsid="008a4ab0"/>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347.004</text:p>
      <text:p text:style-name="P1">Daniel Crawford</text:p>
      <text:p text:style-name="P1"/>
      <text:p text:style-name="P2">17.1)</text:p>
      <text:p text:style-name="P9">Define the following terms:</text:p>
      <text:p text:style-name="P3"><text:span text:style-name="T5">Indexing field:</text:span><text:span text:style-name="T2"> A</text:span> file with a given record structure consisting of several fields, an index access structure is usually defined on a single field of a file, called an indexing field</text:p>
      <text:p text:style-name="P3"><text:span text:style-name="T5">Primary key field:</text:span><text:span text:style-name="T2"> Holds the first record in a block and a pointer to a block as its two field values.</text:span></text:p>
      <text:p text:style-name="P3"><text:span text:style-name="T5">Clustering Field:</text:span><text:span text:style-name="T2"> Something is this if file records are physically ordered on a nonkey field—which does not have a distinct value for each record</text:span></text:p>
      <text:p text:style-name="P3"><text:span text:style-name="T5">Secondary key field:</text:span><text:span text:style-name="T2"> </text:span>a secondary index access structure on a key<text:span text:style-name="T3"> </text:span>field that has a distinct value for every record.</text:p>
      <text:p text:style-name="P3"><text:span text:style-name="T5">Block anchor:</text:span><text:span text:style-name="T2"> </text:span>The first record in each block of the data file.</text:p>
      <text:p text:style-name="P3"><text:span text:style-name="T5">Dense Index:</text:span><text:span text:style-name="T2"> H</text:span>as an index entry for every search key valu<text:span text:style-name="T3">e</text:span> in the data file</text:p>
      <text:p text:style-name="P3"><text:span text:style-name="T5">Nondense (sparse) Index:</text:span><text:span text:style-name="T2"> H</text:span>as index entries for only some of the search values</text:p>
      <text:p text:style-name="P3"/>
      <text:p text:style-name="P4"><text:span text:style-name="T1">17.4) </text:span><text:span text:style-name="T4">How does multilevel indexing improve the efficiency of searching an index file?</text:span></text:p>
      <text:p text:style-name="P6">By putting the indexes into ordered files and by using trees, indexes can use trees to improve their search efficiency. This effectively reduces the search time to O(logn) <text:span text:style-name="T7">from O(n), which is incredibly efficient when considering that obtaining the index is slow.</text:span></text:p>
      <text:p text:style-name="P6"/>
      <text:p text:style-name="P4"><text:span text:style-name="T1">17.7) </text:span><text:span text:style-name="T4">How does a B-tree differ from a B+-tree? Why is a B+-tree usually preferred as an access structure to a data file?</text:span></text:p>
      <text:p text:style-name="P7">The biggest difference is that a B+-tree uses leaf nodes only to work as pointers to the data blocks of a file. This leads to fewer levels and higher capacity indexes. <text:span text:style-name="T8">The B+ tree nodes is preferred as an access structure because the leaf nodes maintain the record pointers in a list of blocks that can be traversed while accessing the tables records in order indexed by the key field.</text:span></text:p>
      <text:p text:style-name="P7"/>
      <text:p text:style-name="P4"><text:span text:style-name="T1">17.12) </text:span><text:span text:style-name="T4">What is a fully inverted file? What is an indexed sequential file?</text:span></text:p>
      <text:p text:style-name="P8">An inverted file file has a secondary key field for every one of its fields. An indexed sequential file <text:span text:style-name="T9">is an ordered file with multilevel primary index on its ordering key field.</text:span></text:p>
      <text:p text:style-name="P4"><text:span text:style-name="T1">18.1) </text:span><text:span text:style-name="T4">Discuss the reasons for converting SQL queries into relational algebra queries before optimization is done.</text:span></text:p>
      <text:p text:style-name="P10">Relational algebra can be represented as a query tree data structure and then further optimized from there. SQL queries are decomposed into query blocks, which form the basic units that can be translated into the algebraic operators and optimized.</text:p>
      <text:p text:style-name="P4"><text:span text:style-name="T1">18.8) </text:span><text:span text:style-name="T4">What is the iterator concept? What methods are part of an iterator?</text:span></text:p>
      <text:p text:style-name="P11">The iterator concepts involves outputing just one tuple at a time inside of a table. Iterators have three fundamental methods: Open, Get_Next, and Close. Open initializes the iterator with the proper data strcutures. Get_Next goes to the next tuple. Close ends the iteration.</text:p>
      <text:p text:style-name="P4"><text:span text:style-name="T1">18.12) </text:span><text:span text:style-name="T4">Under what conditions is pipelined parallel execution of a sequence of oper-ations prevented?</text:span></text:p>
      <text:p text:style-name="P12">When an operator does not produce any output until it has consumed all of its inputs it means it it currently blocking the pipeline.</text:p>
      <text:p text:style-name="P4"><text:span text:style-name="T1">18.14) </text:span><text:span text:style-name="T4">A file of 4,096 blocks is to be sorted with an available buffer space of 64 blocks. How many passes will be needed in the merge phase of the external sort-merge algorithm?</text:span></text:p>
      <text:p text:style-name="P14"/>
      <text:p text:style-name="P14"/>
      <text:p text:style-name="P4"><text:soft-page-break/><text:span text:style-name="T1">19.2) </text:span><text:span text:style-name="T4">What is meant by the term heuristic optimization? Discuss the main heuris-tics that are applied during query optimization</text:span></text:p>
      <text:p text:style-name="P13">Heuristic optimization is simply grabbing as SQL statement and understanding that there are several parallel statements which produce the same result. Optimization aims to design it to be the fastest one of the few. One of the main heuristics is to apply SELECT and PROJECT operations before applying the join operation. </text:p>
      <text:p text:style-name="P4"><text:span text:style-name="T1">19.5) </text:span><text:span text:style-name="T4">What is meant by cost-based query optimization?</text:span></text:p>
      <text:p text:style-name="P16">Cost-based query optimization uses cost estimates so that it can compare different strategies fairly and realistically. It will limit how many execution strategies will be considered because that may take too long to compute. This optimization uses traditional optimization techniques that search the solution space to a problem that minimizes the cost function to that particular problem.</text:p>
      <text:p text:style-name="P4"><text:span text:style-name="T1">19.7) </text:span><text:span text:style-name="T4">What are the problems associated with keeping views materialized?</text:span></text:p>
      <text:p text:style-name="P17">A materialized view is the result of a views query, and it stores the result of that specific query. By using memory, this technique optimizes query by making sure things are not computed more than once. The big problem with this approach is that is can take up a lot of memory on a system. If all queries are being stored to optimize the query a little bit, naturally memory will take a massive hit as this begins to pile up.</text:p>
      <text:p text:style-name="P4"><text:span text:style-name="T1">19.8) </text:span><text:span text:style-name="T4">What is the difference between pipelining and materialization?</text:span></text:p>
      <text:p text:style-name="P17">Pipelining is focused on that idea that you can store the results of a query into a buffer, and then use it later to optimize another query. This is an intermediate step within the querying process to help optimize the query a little more. Materialization wants to save these results to disk so that they do not have to be computed again, which can be incredibly helpful <text:span text:style-name="T10">if a query happens frequently. So pipelining involves an intermediate step, and materialization is a post step for later queries.</text:span></text:p>
      <text:p text:style-name="P4"><text:span text:style-name="T1">19.15) </text:span><text:span text:style-name="T4">Develop cost functions for the PROJECT, UNION, INTERSECTION, SET DIFFERENCE, and CARTESIAN PRODUCT algorithms discussed in Section 19.4</text:span><text:span text:style-name="T6">3</text:span></text:p>
      <text:p text:style-name="P4"><text:span text:style-name="T1">20.6) </text:span><text:span text:style-name="T4">Discuss the atomicity, durability, isolation, and consistency preservation properties of a database transaction.</text:span></text:p>
      <text:p text:style-name="P18">Atomicity: A transaction should either be performed in its entirety or not at all.</text:p>
      <text:p text:style-name="P18">Durability: Changes applied must persist within a database transaction.</text:p>
      <text:p text:style-name="P18">Isolation: A transaction should appear as though it is being executed in isolation from other transactions.</text:p>
      <text:p text:style-name="P18">Consistency: <text:span text:style-name="T11">A database should be able to execute from the beginning to the end without interference from other transactions.</text:span></text:p>
      <text:p text:style-name="P4"><text:span text:style-name="T1">20.9) </text:span><text:span text:style-name="T4">What is a serial schedule? What is a serializable schedule? Why is a serial schedule considered correct? Why is a serializable schedule considered correct?</text:span></text:p>
      <text:p text:style-name="P19">Serial Schedule: <text:span text:style-name="T12">This is when two operations are executed consecutively but there is not interleaved operations from the other transaction. A serial schedule is considered correct because if two schedules are run independent of the other, then it will always end up correct in the end.</text:span></text:p>
      <text:p text:style-name="P19">Serializable schedule: <text:span text:style-name="T12">When schedules are considered to be correct when concurrent transactions are executed. Similar to serial schedules, a serializable schedule is considered correct when concurrent transactions happen and have no interference from one another.</text:span></text:p>
      <text:p text:style-name="P4"><text:span text:style-name="T1">20.17) </text:span><text:span text:style-name="T4">List all possible schedules for transactions T1 and T2 in Figure 20.2, and determine which are conflict serializable (correct) and which are not.</text:span></text:p>
      <text:p text:style-name="P5"><text:span text:style-name="T1">20.22) </text:span><text:span text:style-name="T4">Which of the following schedules is (conflict) serializable? For each serializ-able schedule, determine the equivalent serial schedules.</text:span></text:p>
      <text:list xml:id="list3141160548" text:style-name="L1">
        <text:list-item>
          <text:p text:style-name="P15">r1(X); r3(X); w1(X); r2(X); w3(X);</text:p>
        </text:list-item>
        <text:list-item>
          <text:p text:style-name="P15">r1(X); r3(X); w3(X); w1(X); r2(X);</text:p>
        </text:list-item>
        <text:list-item>
          <text:p text:style-name="P15">r3(X); r2(X); w3(X); r1(X); w1(X);</text:p>
        </text:list-item>
        <text:list-item>
          <text:p text:style-name="P15">r3(X); r2(X); r1(X); w3(X); w1(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Arabic)" svg:font-family="'Times New Roman (Arabi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111in" fo:margin-bottom="0in" loext:contextual-spacing="false" fo:line-height="100%" fo:text-align="start" style:justify-single-word="false" fo:orphans="2" fo:widows="2" style:writing-mode="rl-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965in" fo:margin-bottom="0in" loext:contextual-spacing="false" fo:line-height="100%" fo:text-align="start" style:justify-single-word="false" style:writing-mode="rl-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835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93in" fo:margin-bottom="0in" loext:contextual-spacing="false" fo:line-height="100%" fo:text-align="start" style:justify-single-word="false" style:writing-mode="rl-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111in" fo:margin-bottom="0in" loext:contextual-spacing="false" fo:line-height="100%" fo:text-align="center" style:justify-single-word="false" fo:orphans="2" fo:widows="2"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11in" fo:margin-bottom="0in" loext:contextual-spacing="false" fo:line-height="100%" fo:text-align="start" style:justify-single-word="false" fo:orphans="2" fo:widows="2" style:writing-mode="rl-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965in" fo:margin-bottom="0in" loext:contextual-spacing="false" fo:line-height="100%" fo:text-align="start" style:justify-single-word="false" style:writing-mode="rl-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0835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693in" fo:margin-bottom="0in" loext:contextual-spacing="false" fo:line-height="100%" fo:text-align="start" style:justify-single-word="false" style:writing-mode="rl-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693in" fo:margin-bottom="0in" loext:contextual-spacing="false" fo:line-height="100%" fo:text-align="start" style:justify-single-word="false" style:writing-mode="rl-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Times New Roman (Arabic)" fo:font-family="'Times New Roman (Arabi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23:55:34.919983561</meta:creation-date>
    <dc:date>2019-04-10T18:20:41.263173458</dc:date>
    <meta:editing-duration>PT10H34M50S</meta:editing-duration>
    <meta:editing-cycles>55</meta:editing-cycles>
    <meta:generator>LibreOffice/6.0.7.3$Linux_X86_64 LibreOffice_project/00m0$Build-3</meta:generator>
    <meta:document-statistic meta:table-count="0" meta:image-count="0" meta:object-count="0" meta:page-count="2" meta:paragraph-count="47" meta:word-count="1106" meta:character-count="6789" meta:non-whitespace-character-count="5734"/>
  </office:meta>
</office:document-meta>
</file>